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language="pl" fo:country="PL"/>
    </style:style>
    <style:style style:name="P3" style:parent-style-name="Normal" style:family="paragraph">
      <style:text-properties fo:language="pl" fo:country="PL"/>
    </style:style>
    <style:style style:name="P4" style:parent-style-name="Normal" style:family="paragraph">
      <style:text-properties fo:font-weight="bold" style:font-weight-asian="bold" style:font-weight-complex="bold" fo:language="pl" fo:country="PL"/>
    </style:style>
    <style:style style:name="P5" style:parent-style-name="Normal" style:family="paragraph">
      <style:text-properties fo:language="pl" fo:country="PL"/>
    </style:style>
    <style:style style:name="P6" style:parent-style-name="Normal" style:family="paragraph">
      <style:text-properties fo:font-weight="bold" style:font-weight-asian="bold" fo:language="pl" fo:country="PL"/>
    </style:style>
    <style:style style:name="P7" style:parent-style-name="Normal" style:family="paragraph">
      <style:text-properties fo:language="pl" fo:country="PL"/>
    </style:style>
    <style:style style:name="P8" style:parent-style-name="Normal" style:family="paragraph">
      <style:text-properties fo:font-weight="bold" style:font-weight-asian="bold" style:font-weight-complex="bold" fo:language="pl" fo:country="PL"/>
    </style:style>
    <style:style style:name="T9" style:parent-style-name="DefaultParagraphFont" style:family="text">
      <style:text-properties fo:language="pl" fo:country="PL"/>
    </style:style>
    <style:style style:name="T10" style:parent-style-name="DefaultParagraphFont" style:family="text">
      <style:text-properties fo:language="pl" fo:country="PL"/>
    </style:style>
    <style:style style:name="T11" style:parent-style-name="DefaultParagraphFont" style:family="text">
      <style:text-properties fo:language="pl" fo:country="PL"/>
    </style:style>
    <style:style style:name="T12" style:parent-style-name="DefaultParagraphFont" style:family="text">
      <style:text-properties fo:language="pl" fo:country="PL"/>
    </style:style>
  </office:automatic-styles>
  <office:body>
    <office:text text:use-soft-page-breaks="true">
      <text:p text:style-name="P1"><text:span text:style-name="T2">Algorytm zamiatania</text:span></text:p>
      <text:p text:style-name="P3">W dołączonym pliku lab3.ipynb znajdują się rozwiązania zadanych problemów.<text:s/></text:p>
      <text:p text:style-name="P4">Sprawdzanie czy jakakolwiek para odcinków się przecina</text:p>
      <text:p text:style-name="P5">W algorytmie szukającym jakiegokolwiek przecięcia struktura stanu miotły oraz struktura zdarzeń została zaimplementowana u mnie w postaci zbioru posortowanego – SortedSet z pythonowej biblioteki sortedcontainers. Czas dostępu do elementu jest logarytmiczny względem ilości przechowywanych elementów. Struktura zdarzeń jest sortowana ze względu na pierwsze współrzędne rozważanych punktów, a struktura stanu – ze względu na drugą współrzedną punktu przecięcia się odcinka z miotłą.</text:p>
      <text:p text:style-name="P6">Pełny algorytm zamiatania</text:p>
      <text:p text:style-name="P7">W pełnym algorytmie zamiatania wykorzystałam te same struktury, modyfikacji wymagała jedynie obsługa zmiany klucza linii przecinających się w danym punkcie przecięcia<text:s/>– jeśli wydarzeniem jest punkt przecięcia, wyciągałam dwa odcinki ze struktury (w czasie log N) i dodawałam je ponownie z nowymi kluczami (również log N).</text:p>
      <text:p text:style-name="P8">Obsługa wielokrotnego wykrywania tych samych przecięć</text:p>
      <text:p text:style-name="Normal"><text:span text:style-name="T9">Przecięcia są trzymane w strukturze<text:s/></text:span><text:span text:style-name="T10"><text:s/></text:span><text:span text:style-name="T11">Set. Dzięki temu<text:s/></text:span><text:span text:style-name="T12">w oczekiwanym czasie O(1) możemy sprawdzić czy przecięcie znajduje się już w zbiorze i zignorować kolejne wykryci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gnieszka Dutka</meta:initial-creator>
    <dc:creator>Agnieszka Dutka</dc:creator>
    <meta:creation-date>2019-11-19T13:06:00Z</meta:creation-date>
    <dc:date>2019-11-19T13:06:00Z</dc:date>
    <meta:template xlink:href="Normal" xlink:type="simple"/>
    <meta:editing-cycles>2</meta:editing-cycles>
    <meta:editing-duration>PT120S</meta:editing-duration>
    <meta:document-statistic meta:page-count="1" meta:paragraph-count="2" meta:word-count="179" meta:character-count="1203" meta:row-count="8" meta:non-whitespace-character-count="1026"/>
  </office:meta>
</office:document-meta>
</file>